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646" officeooo:paragraph-rsid="000c9646"/>
    </style:style>
    <style:style style:name="T1" style:family="text">
      <style:text-properties officeooo:rsid="000c9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ology is just a tool <text:s/>In terms of getting the kids working together and motivating them <text:s/>the teacher is the most important </text:p>
      <text:p text:style-name="P1">The number one benefit of information technology is that it empowers people to do what they want to do <text:s/>It lets people be creative <text:s/>It lets people be productive <text:s/>It lets people learn things they didn t think they could learn before <text:s/>and so in a sense it is all about potential </text:p>
      <text:p text:style-name="P1">Technology gives us power <text:s/>but it does not and cannot tell us how to use that power <text:s/>Thanks to technology <text:s/>we can instantly communicate across the world <text:s/>but it still doesn t help us know what to say </text:p>
      <text:p text:style-name="P1">Technology is supposed to make our lives easier <text:s/>allowing us to do things more quickly and efficiently <text:s/>But too often it seems to make things harder <text:s/>leaving us with fifty button remote controls <text:s/>digital cameras with hundreds of mysterious features and book length manuals <text:s/>and cars with dashboard systems worthy of the space shuttle </text:p>
      <text:p text:style-name="P1"></text:p>
      <text:p text:style-name="P1">Cell phones <text:s/>mobile e mail <text:s/>and all the other cool and slick gadgets can cause massive losses in our creative output and overall productivity </text:p>
      <text:p text:style-name="P1">The new electronic independence re creates the world in the image of a global village </text:p>
      <text:p text:style-name="P1"></text:p>
      <text:p text:style-name="P1">Technology is such a broad kind of term <text:s/>it really applies to so many things <text:s/>from the electric light to running cars on oil <text:s/>All of these different things can be called technology <text:s/>I have kind of a love hate relationship with it <text:s/>as I expect most people do <text:s/>With the computer <text:s/>I spend so many hours sitting in front of a computer </text:p>
      <text:p text:style-name="P1">The most important and urgent problems of the technology of today are no longer the satisfactions of the primary needs or of archetypal wishes <text:s/>but the reparation of the evils and damages by the technology of yesterday </text:p>
      <text:p text:style-name="P1"></text:p>
      <text:p text:style-name="P1">Cyberspace <text:s/>A consensual hallucination experienced daily by billions of legitimate operators <text:s/>in every nation <text:s/>by children being taught mathematical concepts </text:p>
      <text:p text:style-name="P1"></text:p>
      <text:p text:style-name="P1">The digital camera is a great invention because it allows us to reminisce <text:s/>Instantly </text:p>
      <text:p text:style-name="P1"></text:p>
      <text:p text:style-name="P1">The Internet is the most important single development in the history of human communication since the invention of call waiting </text:p>
      <text:p text:style-name="P1">The machine does not isolate man from the great problems of nature but plunges him more deeply into them </text:p>
      <text:p text:style-name="P1">Medical knowledge and technical savvy are biodegradable <text:s/>The sort of medicine that was practiced in Boston or New York or Atlanta fifty years ago would be as strange to a medical student or intern today as the ceremonial dance of a !Kung San tribe would seem to a rock festival audience in Hackensack </text:p>
      <text:p text:style-name="P1">The most technologically efficient machine that man has ever invented is the book <text:s/>Just because something doesn t do what you planned it to do doesn t mean it s useless It has become appallingly obvious that our technology has exceeded our humanity </text:p>
      <text:p text:style-name="P1">One machine can do the work of fifty ordinary men <text:s/>No machine can do the work of one extraordinary man </text:p>
      <text:p text:style-name="P1">Technology frightens me to death <text:s/>It s designed by engineers to impress other engineers <text:s/>And they always come with instruction booklets that are written by engineers for other engineers <text:s text:c="2"/>which is why almost no technology ever works </text:p>
      <text:p text:style-name="P1">The greatest achievement of humanity is not its works of art <text:s/>science <text:s/>or technology <text:s/>but the recognition of its own dysfunction </text:p>
      <text:p text:style-name="P1">First we thought the PC was a calculator <text:s/>Then we found out how to turn numbers into letters with ASCII <text:s text:c="2"/>and we thought it was a typewriter <text:s/>Then we discovered graphics <text:s/>and we thought it was a television <text:s/>With the World Wide Web <text:s/>we ve realized it s a brochure </text:p>
      <text:p text:style-name="P1"></text:p>
      <text:p text:style-name="P1"><text:soft-page-break/>Programs must be written for people to read <text:s/>and only incidentally for machines to execute </text:p>
      <text:p text:style-name="P1"></text:p>
      <text:p text:style-name="P1"></text:p>
      <text:p text:style-name="P1">Probabilistic design </text:p>
      <text:p text:style-name="P1"/>
      <text:p text:style-name="P1">Turbulence is flow characterized by recirculation <text:s/>eddies <text:s/>and apparent randomness <text:s/>Flow in which turbulence is not exhibited is called laminar <text:s text:c="2"/>Mathematically <text:s/>turbulent flow is often represented via a Reynolds decomposition <text:s/>in which the flow is broken down into the sum of an average component and a perturbation component </text:p>
      <text:p text:style-name="P1"></text:p>
      <text:p text:style-name="P1"></text:p>
      <text:p text:style-name="P1"><text:s/>simulation <text:s/>DES <text:s/>which is a combination of RANS turbulence modelling and large eddy simulation </text:p>
      <text:p text:style-name="P1"></text:p>
      <text:p text:style-name="P1"/>
      <text:p text:style-name="P1">Adobe Acrobat Reader </text:p>
      <text:p text:style-name="P1"><text:s/>Acrobat Reader is software that allows you to view a PDF document <text:s/>a document that can be seen but not changed <text:s text:c="2"/>It can be downloaded free of charge from Adobe <text:s text:c="2"/></text:p>
      <text:p text:style-name="P1"></text:p>
      <text:p text:style-name="P1">ADSL</text:p>
      <text:p text:style-name="P1">Asymmetric digital subscriber line <text:s/>ADSL <text:s/>is a type of digital subscriber line <text:s/>DSL <text:s/>broadband technology that is used to connect to the Internet <text:s/>It uses standard telephone lines to deliver high speed data communications <text:s/>up to 24 megabytes per second <text:s text:c="2"/></text:p>
      <text:p text:style-name="P1"></text:p>
      <text:p text:style-name="P1">Analogue</text:p>
      <text:p text:style-name="P1">Analogue is a conventional method of transmitting data <text:s/>Standard landline telephones use analogue technology <text:s/>It is distinct from digital technology <text:s/>which provides for greater quality and speed of data transmission <text:s/></text:p>
      <text:p text:style-name="P1"></text:p>
      <text:p text:style-name="P1"><text:s/>The Funding Centre <text:s/></text:p>
      <text:p text:style-name="P1"></text:p>
      <text:p text:style-name="P1">Assistive technology</text:p>
      <text:p text:style-name="P1"><text:s/>Assistive technology refers to any software or hardware that acts to assist and improve the functional capabilities of people with disabilities <text:s/>Examples include wheelchairs <text:s/>prosthetics <text:s/>voice to text technology and text to speech technology <text:s text:c="2"/></text:p>
      <text:p text:style-name="P1"></text:p>
      <text:p text:style-name="P1">Attachment</text:p>
      <text:p text:style-name="P1"><text:s/>An attachment is a document sent with an email message <text:s/>Many types of files can be sent this way <text:s/>e g <text:s/>Word documents <text:s/>PDFs <text:s/>Excel files <text:s/>JPEGs <text:s text:c="2"/>Be wary of attaching large files because these can take a lot of time for the recipient to download <text:s/>If you have a large file <text:s/>it is considered good practice to compress the file using software such as Winzip before attaching it <text:s text:c="2"/></text:p>
      <text:p text:style-name="P1"></text:p>
      <text:p text:style-name="P1"></text:p>
      <text:p text:style-name="P1"></text:p>
      <text:p text:style-name="P1">Backward compatible</text:p>
      <text:p text:style-name="P1"><text:s/>If software is backward compatible <text:s/>it is compatible with earlier <text:s/>superseded <text:s/>versions of the same software <text:s/>For example <text:s/>the Microsoft word processing program Word 2010 can read files created in the 2003 version of the same program <text:s/>so it is backward compatible <text:s text:c="2"/></text:p>
      <text:p text:style-name="P1"></text:p>
      <text:p text:style-name="P1">Bandwidth</text:p>
      <text:p text:style-name="P1"><text:s/>Bandwidth refers to the maximum amount of data that can travel a communications path in a given time <text:s/>usually measured in seconds <text:s text:c="2"/></text:p>
      <text:p text:style-name="P1"><text:soft-page-break/></text:p>
      <text:p text:style-name="P1">Bit</text:p>
      <text:p text:style-name="P1"><text:s/>A bit <text:s/>short for binary digit <text:s/>is the smallest unit of measurement in computing <text:s/>8 bits make up 1 byte <text:s text:c="2"/></text:p>
      <text:p text:style-name="P1"></text:p>
      <text:p text:style-name="P1">Bluetooth</text:p>
      <text:p text:style-name="P1"><text:s/>Bluetooth is a wireless communications technology intended to replace cables <text:s/>It allows short range connections between two or more Bluetooth compatible devices such as mobile phones <text:s/>tablets <text:s/>headsets or medical equipment <text:s text:c="2"/></text:p>
      <text:p text:style-name="P1"></text:p>
      <text:p text:style-name="P1"/>
      <text:p text:style-name="P1">Boolean operators</text:p>
      <text:p text:style-name="P1"><text:s/>Most search engines <text:s/>e g <text:s/>Google <text:s/>allow you to limit your search or make it more specific by using words such as <text:s/>and <text:s text:c="3"/>or <text:s/>and <text:s/>not <text:s text:c="2"/>These words are known as boolean operators because of their origin as terms in logic <text:s text:c="2"/></text:p>
      <text:p text:style-name="P1"></text:p>
      <text:p text:style-name="P1">Boot <text:s/>re boot <text:s/></text:p>
      <text:p text:style-name="P1">To boot <text:s/>or re boot <text:s/>is to load and initialise the operating system on a computer <text:s/>Think of it as <text:s/>ting up your computer <text:s/>In Windows you can use the key combination CTRL and ALT and DEL as a <text:s/>soft <text:s/>boot <text:s/>This means re ting the computer rather than turning it completely off and on again <text:s/>which could cause damage to your computer s hard disk under some circumstances <text:s/></text:p>
      <text:p text:style-name="P1"></text:p>
      <text:p text:style-name="P1">Bounce back</text:p>
      <text:p text:style-name="P1"><text:s/>An email message that cannot be delivered and returns an error notification to the sender is said to <text:s/>bounce back <text:s text:c="2"/>If you receive such an error notification <text:s/>check that you have typed the address correctly <text:s text:c="2"/></text:p>
      <text:p text:style-name="P1"></text:p>
      <text:p text:style-name="P1">Broadband</text:p>
      <text:p text:style-name="P1"><text:s/>Broadband is a type of communications technology whereby a single wire can carry more than one type of signal at once; for example <text:s/>audio and video <text:s/>Cable TV is one technology that uses broadband data transmission <text:s text:c="2"/></text:p>
      <text:p text:style-name="P1"></text:p>
      <text:p text:style-name="P1">Browser</text:p>
      <text:p text:style-name="P1"><text:s/>A software program that allows you to surf the web <text:s/>Popular web browsers include Google Chrome <text:s/>Mozilla Firefox <text:s/>Microsoft Edge and Internet Explorer <text:s text:c="2"/></text:p>
      <text:p text:style-name="P1"></text:p>
      <text:p text:style-name="P1">Cache</text:p>
      <text:p text:style-name="P1"><text:s/>When you download <text:s/>read <text:s/>a web page <text:s/>the data is <text:s/>cached <text:s text:c="2"/>meaning it is temporarily stored on your computer <text:s/>The next time you want that page <text:s/>instead of requesting the file from the web server <text:s/>your web browser just accesses it from the cache <text:s/>so the page loads quickly <text:s/>The downside to this is that if the cached web page is often updated <text:s/>you may miss the latest version </text:p>
      <text:p text:style-name="P1"></text:p>
      <text:p text:style-name="P1"/>
      <text:p text:style-name="P1"></text:p>
      <text:p text:style-name="P1">CAD</text:p>
      <text:p text:style-name="P1">Computer aided design <text:s/>CAD <text:s/>is a type of software that allows users to create 2D and 3D design and modelling <text:s/>CAD is used by architects <text:s/>engineers <text:s/>artists and other professionals to create precise technical drawings <text:s/></text:p>
      <text:p text:style-name="P1"></text:p>
      <text:p text:style-name="P1">Chip</text:p>
      <text:p text:style-name="P1"><text:s/>A chip is a microprocessor that performs many functions and calculations that make your computer run <text:s/>Your computer s chip is also referred to as the CPU <text:s/>Central Processing Unit <text:s/>or the processor <text:s text:c="2"/></text:p>
      <text:p text:style-name="P1"><text:soft-page-break/></text:p>
      <text:p text:style-name="P1">Cloud computing</text:p>
      <text:p text:style-name="P1">Cloud computing refers to the storing and accessing of data and programs over the Internet instead of on another type of hard drive <text:s/>Examples of Cloud services include iCloud <text:s/>Google Cloud and Dropbox <text:s/></text:p>
      <text:p text:style-name="P1"></text:p>
      <text:p text:style-name="P1">Compression</text:p>
      <text:p text:style-name="P1"><text:s/>Compression is the reduction of the size of a file <text:s/>Compressed files take up less memory and can be downloaded or sent over the Internet more quickly <text:s text:c="2"/></text:p>
      <text:p text:style-name="P1"></text:p>
      <text:p text:style-name="P1">Content</text:p>
      <text:p text:style-name="P1"><text:s/>Content refers to a website s text and information <text:s/>as opposed to its design and structure <text:s text:c="2"/></text:p>
      <text:p text:style-name="P1"></text:p>
      <text:p text:style-name="P1">Cookie</text:p>
      <text:p text:style-name="P1"><text:s/>A piece of code or data created by a web server and stored on a user s computer <text:s/>It is used to keep track of the user s usage patterns and preferences <text:s text:c="2"/></text:p>
      <text:p text:style-name="P1"></text:p>
      <text:p text:style-name="P1">CPU</text:p>
      <text:p text:style-name="P1"><text:s/>The central processing unit <text:s/>CPU <text:s/>is the brains behind your computer <text:s/>The CPU is responsible for performing calculations and tasks that make programs work <text:s/>The higher the speed of a CPU <text:s/>the faster the CPU undertakes the calculations and tasks <text:s text:c="2"/></text:p>
      <text:p text:style-name="P1"></text:p>
      <text:p text:style-name="P1">Cybercrime</text:p>
      <text:p text:style-name="P1"><text:s/>Cybercrime is any type of illegal activity that is undertaken <text:s/>or relies heavily <text:s/>on a computer <text:s/>There are thousands of types of cybercrime <text:s/>including network intrusions <text:s/>identity theft and the spreading of computer viruses <text:s text:c="2"/></text:p>
      <text:p text:style-name="P1"></text:p>
      <text:p text:style-name="P1">Cybersecurity</text:p>
      <text:p text:style-name="P1">Cybersecurity refers to measures designed to protect your computer <text:s/>device or network from cybercrime <text:s/>This involves preventing unintended and unauthorised access <text:s/>change and damage <text:s/></text:p>
      <text:p text:style-name="P1"></text:p>
      <text:p text:style-name="P1">Device driver</text:p>
      <text:p text:style-name="P1"><text:s/>A device driver is a small program that allows a peripheral device such as a printer or scanner to connect to your PC <text:s text:c="2"/></text:p>
      <text:p text:style-name="P1"></text:p>
      <text:p text:style-name="P1">Domain</text:p>
      <text:p text:style-name="P1"><text:s/>A domain is a set of computers on a network that are managed as a unit <text:s/></text:p>
      <text:p text:style-name="P1"></text:p>
      <text:p text:style-name="P1">Download</text:p>
      <text:p text:style-name="P1"><text:s/>Downloading is the method by which users access and save or <text:s/>pull down <text:s/>software or other files to their own computers from a remote computer via the Internet <text:s text:c="2"/></text:p>
      <text:p text:style-name="P1"></text:p>
      <text:p text:style-name="P1">DV</text:p>
      <text:p text:style-name="P1"><text:s/>DV stands for digital video <text:s text:c="2"/></text:p>
      <text:p text:style-name="P1"></text:p>
      <text:p text:style-name="P1">Email</text:p>
      <text:p text:style-name="P1"><text:s/>Email or electronic mail is a way of sending messages over the internet <text:s/>Popular email programs include Outlook <text:s/>Mozilla Thunderbird <text:s/>Gmail and Yahoo Mail <text:s text:c="2"/></text:p>
      <text:p text:style-name="P1"></text:p>
      <text:p text:style-name="P1">Encryption</text:p>
      <text:p text:style-name="P1"><text:s/>Encryption is the process of converting electronic data to an unrecognisable or encrypted form <text:s/>one that cannot be easily understood by unauthorised parties <text:s text:c="2"/></text:p>
      <text:p text:style-name="P1"><text:soft-page-break/></text:p>
      <text:p text:style-name="P1">Ethernet</text:p>
      <text:p text:style-name="P1"><text:s/>Ethernet is the most common way of connecting computers on a network with a wired connection <text:s/>It is a type of local area network <text:s/>LAN <text:s/>technology <text:s/>providing a simple interface for connecting multiple devices <text:s text:c="2"/></text:p>
      <text:p text:style-name="P1"></text:p>
      <text:p text:style-name="P1">Firewall</text:p>
      <text:p text:style-name="P1"><text:s/>A firewall is a barrier that acts as a security system to protect trusted computer systems and networks from outside connections and untrusted networks <text:s/>such as the Internet <text:s text:c="2"/></text:p>
      <text:p text:style-name="P1"></text:p>
      <text:p text:style-name="P1">FTP</text:p>
      <text:p text:style-name="P1"><text:s/>File transfer protocol <text:s/>FTP <text:s/>is a common method of transferring files via the internet from one host to another host <text:s text:c="2"/></text:p>
      <text:p text:style-name="P1"></text:p>
      <text:p text:style-name="P1">Gateway</text:p>
      <text:p text:style-name="P1"><text:s/>A point within a network that interconnects with other networks <text:s text:c="2"/></text:p>
      <text:p text:style-name="P1"></text:p>
      <text:p text:style-name="P1">GIF</text:p>
      <text:p text:style-name="P1">Graphics interchange format <text:s/>GIF <text:s/>is a graphics file format <text:s/>Because GIF files are compressed <text:s/>they can be quickly and easily transmitted over a network <text:s/>GIF is one of the main graphics formats on the Internet <text:s/></text:p>
      <text:p text:style-name="P1"></text:p>
      <text:p text:style-name="P1">Hard disk</text:p>
      <text:p text:style-name="P1"><text:s/>The physical place where a computer stores information <text:s text:c="2"/>applications and files <text:s text:c="2"/>is known as its hard disk drive <text:s/>HDD <text:s text:c="2"/>The bigger the HDD <text:s/>the more data it can store <text:s text:c="2"/></text:p>
      <text:p text:style-name="P1"></text:p>
      <text:p text:style-name="P1"/>
      <text:p text:style-name="P1">HTML</text:p>
      <text:p text:style-name="P1"><text:s/>Hyper text markup language <text:s/>HTML <text:s/>is a set of symbols inserted into files intended for display on the world wide web <text:s/>The symbols tell web browsers how to display words and images <text:s text:c="2"/>e g <text:s/>which colour <text:s/>font and type size to use <text:s text:c="2"/>and they direct it to link to other pages on the world wide web via hyperlinks <text:s text:c="2"/></text:p>
      <text:p text:style-name="P1"></text:p>
      <text:p text:style-name="P1">Internet</text:p>
      <text:p text:style-name="P1"><text:s/>A set of interconnected networks that allow computers in different locations to exchange information <text:s/>The Internet includes services such as the world wide web <text:s/>electronic mail <text:s/>file transfer protocol <text:s/>FTP <text:s text:c="2"/>chat and remote access to networks and computers <text:s text:c="2"/></text:p>
      <text:p text:style-name="P1"></text:p>
      <text:p text:style-name="P1">ISP</text:p>
      <text:p text:style-name="P1"><text:s/>An internet service provider <text:s/>ISP <text:s/>is a company that provides access to the Internet <text:s/>In Australia <text:s/>widely used ISPs include Bigpond <text:s/>iinet and Dodo <text:s text:c="2"/></text:p>
      <text:p text:style-name="P1"></text:p>
      <text:p text:style-name="P1">Intranet</text:p>
      <text:p text:style-name="P1"><text:s/>An intranet is basically a private <text:s/>internal internet specific to an organisation or group <text:s text:c="2"/></text:p>
      <text:p text:style-name="P1"></text:p>
      <text:p text:style-name="P1">Java</text:p>
      <text:p text:style-name="P1"><text:s/>Java is a programming language that is commonly used in the development of client server web applications <text:s text:c="2"/></text:p>
      <text:p text:style-name="P1"></text:p>
      <text:p text:style-name="P1">JPEG</text:p>
      <text:p text:style-name="P1"><text:s/>JPEG stands for Joint Photographic Experts Group <text:s/>which was the committee that created the file format known as JPEG <text:s/>The format is commonlyl used for photos displayed on the world wide web <text:s text:c="2"/><text:soft-page-break/></text:p>
      <text:p text:style-name="P1"></text:p>
      <text:p text:style-name="P1">LAN</text:p>
      <text:p text:style-name="P1"><text:s/>A local area network <text:s/>LAN <text:s/>is a system that connects computers and other devices that share a common communications line and wireless link <text:s/>generally within a limited geographical area such as a home or office building <text:s text:c="2"/></text:p>
      <text:p text:style-name="P1"></text:p>
      <text:p text:style-name="P1">Malware</text:p>
      <text:p text:style-name="P1"><text:s/>Malware <text:s/>is short for malicious software <text:s/>It refers to a software program that has been developed to do harm to other computers <text:s/>Types of malware include viruses <text:s/>worms and spyware <text:s/></text:p>
      <text:p text:style-name="P1"></text:p>
      <text:p text:style-name="P1">Megabyte</text:p>
      <text:p text:style-name="P1"><text:s/>A measure of computer processor storage and real and virtual memory <text:s/>A megabyte <text:s/>Mb <text:s/>is 2 to the 20th power bytes <text:s/>or 1 048 576 bytes in decimal notation <text:s text:c="2"/></text:p>
      <text:p text:style-name="P1"></text:p>
      <text:p text:style-name="P1">Megahertz</text:p>
      <text:p text:style-name="P1"><text:s/>Megahertz is the unit used to measure the speed of a computer s processor <text:s/>e g <text:s/>2 8Ghz <text:s text:c="2"/></text:p>
      <text:p text:style-name="P1"></text:p>
      <text:p text:style-name="P1">Modem</text:p>
      <text:p text:style-name="P1"><text:s/>A modem is a device that allows computers to transmit information to each other via ordinary telephone lines <text:s text:c="2"/></text:p>
      <text:p text:style-name="P1"></text:p>
      <text:p text:style-name="P1">Online</text:p>
      <text:p text:style-name="P1"><text:s/>If a computer <text:s/>or computer user <text:s/>is online <text:s/>it is currently connected to a network or to the Internet <text:s/>Online also refers to resources and services available on the Internet <text:s text:c="2"/>e g <text:s/>online banking <text:s/>online dictionary <text:s text:c="2"/></text:p>
      <text:p text:style-name="P1"></text:p>
      <text:p text:style-name="P1">Operating system</text:p>
      <text:p text:style-name="P1"><text:s/>An operating system <text:s/>OS <text:s/>is the software that manages all of a computer s processes and allows programs and applications to run <text:s/>The most prominent operating system is Microsoft Windows <text:s/>Others include Mac OS X and Linux <text:s text:c="2"/></text:p>
      <text:p text:style-name="P1"></text:p>
      <text:p text:style-name="P1">PDF</text:p>
      <text:p text:style-name="P1"><text:s/>Portable document format <text:s/>PDF <text:s/>is a file type created by Adobe Systems Inc <text:s/>PDFs can be read using free software called Adobe Acrobat Reader or another PDF reader <text:s text:c="2"/></text:p>
      <text:p text:style-name="P1"></text:p>
      <text:p text:style-name="P1">Phishing</text:p>
      <text:p text:style-name="P1"><text:s/>Phishing is a type of email fraud in which the perpetrator sends out emails that appear to come from a legitimate service or reputable company <text:s/>such as a bank or an email service provider <text:s/>These emails aim to lure recipients to reveal confidential information that the perpetrator can use for their financial advantage <text:s text:c="2"/>for example <text:s/>online banking log in details and passwords <text:s text:c="2"/></text:p>
      <text:p text:style-name="P1"></text:p>
      <text:p text:style-name="P1">Plug in</text:p>
      <text:p text:style-name="P1"><text:s/>A software plug in is a component that adds to a software program s functionality <text:s text:c="2"/></text:p>
      <text:p text:style-name="P1"></text:p>
      <text:p text:style-name="P1">POP</text:p>
      <text:p text:style-name="P1">A Post office protocol <text:s/>POP <text:s/>is an Internet protocol used by your Internet service provider <text:s/>ISP <text:s/>to handle email <text:s/>A POP account is an email account <text:s/></text:p>
      <text:p text:style-name="P1"></text:p>
      <text:p text:style-name="P1">PPM</text:p>
      <text:p text:style-name="P1"><text:s/>Pages per minute <text:s/>PPM <text:s/>generally refers to the speed of a printer <text:s text:c="2"/></text:p>
      <text:p text:style-name="P1"></text:p>
      <text:p text:style-name="P1"><text:soft-page-break/>Processor</text:p>
      <text:p text:style-name="P1"><text:s/>The processor is the brains of your computer <text:s/>It is responsible for performing calculations and tasks that make programs work <text:s/>The faster the processor <text:s/>the faster the computer works <text:s text:c="2"/></text:p>
      <text:p text:style-name="P1"></text:p>
      <text:p text:style-name="P1">Protocol</text:p>
      <text:p text:style-name="P1"><text:s/>A protocol is a standard or set of rules that computers and other devices use when communicating with one another <text:s text:c="2"/></text:p>
      <text:p text:style-name="P1"></text:p>
      <text:p text:style-name="P1">RAM</text:p>
      <text:p text:style-name="P1"><text:s/>Random access memory <text:s/>RAM <text:s/>is usually referred to as a computer s <text:s/>memory <text:s text:c="3"/>it stores information used by programs <text:s/></text:p>
      <text:p text:style-name="P1">Read only</text:p>
      <text:p text:style-name="P1"><text:s/>A read only file cannot be edited <text:s/>modified or deleted <text:s text:c="2"/></text:p>
      <text:p text:style-name="P1"></text:p>
      <text:p text:style-name="P1">Resolution</text:p>
      <text:p text:style-name="P1">Resolution refers to the number of distinct pixels that make up the display on a computer monitor <text:s/>It is denoted in DPI <text:s/>dots per inch <text:s text:c="2"/>The higher the resolution <text:s/>the finer and smoother the images appear when displayed at a given size <text:s/></text:p>
      <text:p text:style-name="P1"></text:p>
      <text:p text:style-name="P1">ROM</text:p>
      <text:p text:style-name="P1"><text:s/>ROM stands for read only memory <text:s/>It is the part of a computer s memory that cannot be changed by a user <text:s/>The contents of ROM remain even when the computer is turned off <text:s text:c="2"/></text:p>
      <text:p text:style-name="P1"></text:p>
      <text:p text:style-name="P1"></text:p>
      <text:p text:style-name="P1"></text:p>
      <text:p text:style-name="P1">Search engine</text:p>
      <text:p text:style-name="P1"><text:s/>A search engine enables a computer user to search information on the Internet <text:s/>It is a type of software that creates indexes of databases or Internet sites based on the titles of files <text:s/>keywords <text:s/>or the full text of files <text:s/>The most popular search engines are Google com au <text:s/>Yahoo com au and Bing com au <text:s text:c="2"/></text:p>
      <text:p text:style-name="P1"></text:p>
      <text:p text:style-name="P1">SSL</text:p>
      <text:p text:style-name="P1"><text:s/>SSL <text:s/>or secure sockets layer <text:s/>is a protocol that allows Internet users to send encrypted messages across the Internet <text:s/>It is generally used when transmitting confidential information <text:s/>e g <text:s/>personal data or credit card details <text:s text:c="2"/>A web address that begins with <text:s/>https <text:s/>indicates that an SSL connection is in use <text:s text:c="2"/></text:p>
      <text:p text:style-name="P1"></text:p>
      <text:p text:style-name="P1"/>
      <text:p text:style-name="P1"/>
      <text:p text:style-name="P1">Server</text:p>
      <text:p text:style-name="P1"><text:s/>A server is a computer that handles requests for data <text:s/>email <text:s/>file transfers <text:s/>and other network services from other computers <text:s text:c="2"/></text:p>
      <text:p text:style-name="P1"></text:p>
      <text:p text:style-name="P1">Spam</text:p>
      <text:p text:style-name="P1"><text:s/>Spam refers to unsolicited email messages sent for marketing purposes <text:s text:c="2"/></text:p>
      <text:p text:style-name="P1"></text:p>
      <text:p text:style-name="P1">Unzip</text:p>
      <text:p text:style-name="P1"><text:s/>To unzip a zip file is to extract and decompress compressed files from it <text:s/>If you are sent a zip file via email <text:s/>you will need to unzip it before you can access the files inside it <text:s text:c="2"/></text:p>
      <text:p text:style-name="P1"></text:p>
      <text:p text:style-name="P1">URL</text:p>
      <text:p text:style-name="P1"><text:s/>A URL <text:s/>unique resource locator <text:s/>or web address is the string of characters you type into a browser <text:soft-page-break/>to access a particular website or other resource on the Internet <text:s text:c="3"/></text:p>
      <text:p text:style-name="P1"></text:p>
      <text:p text:style-name="P1">Viral</text:p>
      <text:p text:style-name="P1"><text:s/>If an online video <text:s/>photo or article <text:s/>goes viral <text:s text:c="2"/>it experiences a sudden spike in popularity in a short period of time <text:s text:c="2"/></text:p>
      <text:p text:style-name="P1"></text:p>
      <text:p text:style-name="P1">Virus</text:p>
      <text:p text:style-name="P1"><text:s/>A virus is a piece of programming code inserted into other programming to cause damage <text:s/>Viruses can be sent in many forms but are often transmitted via email messages that <text:s/>when opened <text:s/>may erase data or cause damage to your hard disk <text:s/>Some viruses are able to enter your email system and send themselves to other people in your list of contacts <text:s text:c="2"/></text:p>
      <text:p text:style-name="P1"></text:p>
      <text:p text:style-name="P1">WEP</text:p>
      <text:p text:style-name="P1">Wired equivalent privacy <text:s/>WEP <text:s/>is a security protocol used in wi fi networks <text:s/>It is designed to provide a wireless local area network <text:s/>LAN <text:s/>with a level of security similar to that of a regular wired LAN <text:s/>WEP secured networks are usually protected by passwords <text:s text:c="2"/>See also WAP <text:s text:c="3"/></text:p>
      <text:p text:style-name="P1"></text:p>
      <text:p text:style-name="P1">Wi Fi</text:p>
      <text:p text:style-name="P1"><text:s/>Wi Fi is a technology that allows computers and other devices to communicate via a wireless signal <text:s/>Essentially <text:s/>it means you can browse the internet without tripping over phone cords <text:s text:c="2"/></text:p>
      <text:p text:style-name="P1"></text:p>
      <text:p text:style-name="P1">WPA</text:p>
      <text:p text:style-name="P1"><text:s/>Wi Fi protected access <text:s/>WPA <text:s/>is a security protocol used in wi fi networks <text:s/>It is an improvement on WEP because it offers greater protection through more sophisticated data encryption <text:s text:c="2"/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23:03:38.782545359</meta:creation-date>
    <dc:date>2016-02-26T23:35:10.736742661</dc:date>
    <meta:editing-duration>PT10M54S</meta:editing-duration>
    <meta:editing-cycles>1</meta:editing-cycles>
    <meta:document-statistic meta:table-count="0" meta:image-count="0" meta:object-count="0" meta:page-count="8" meta:paragraph-count="252" meta:word-count="2989" meta:character-count="18045" meta:non-whitespace-character-count="14370"/>
    <meta:generator>LibreOffice/4.2.7.2$Linux_X86_64 LibreOffice_project/420m0$Build-2</meta:generator>
  </office:meta>
</office:document-meta>
</file>